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1.2146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0.9898in"/>
    </style:style>
    <style:style style:name="co5" style:family="table-column">
      <style:table-column-properties fo:break-before="auto" style:column-width="0.764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ench" table:style-name="ta1">
        <table:shapes>
          <draw:frame draw:z-index="0" draw:style-name="gr1" draw:text-style-name="P1" svg:width="10in" svg:height="7.0701in" svg:x="0.5642in" svg:y="1.6185in">
            <draw:object draw:notify-on-update-of-ranges="bench.A2:bench.A8 bench.B1:bench.B1 bench.B2:bench.B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0in" svg:height="7.0701in" svg:x="0.5201in" svg:y="9.1193in">
            <draw:object draw:notify-on-update-of-ranges="bench.A2:bench.A8 bench.B1:bench.B1 bench.B2:bench.B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5.63081596494" calcext:value-type="float">
            <text:p>195.63081596494</text:p>
          </table:table-cell>
          <table:table-cell office:value-type="float" office:value="0.829035725540166" calcext:value-type="float">
            <text:p>0.829035725540166</text:p>
          </table:table-cell>
          <table:table-cell office:value-type="float" office:value="195.96006466114" calcext:value-type="float">
            <text:p>195.96006466114</text:p>
          </table:table-cell>
          <table:table-cell office:value-type="float" office:value="193.99441286" calcext:value-type="float">
            <text:p>193.99441286</text:p>
          </table:table-cell>
          <table:table-cell office:value-type="float" office:value="1.1531481" calcext:value-type="float">
            <text:p>1.1531481</text:p>
          </table:table-cell>
          <table:table-cell office:value-type="float" office:value="194.60002473664" calcext:value-type="float">
            <text:p>194.60002473664</text:p>
          </table:table-cell>
          <table:table-cell office:value-type="float" office:value="196.84164986464" calcext:value-type="float">
            <text:p>196.841649864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8.81686943214" calcext:value-type="float">
            <text:p>98.81686943214</text:p>
          </table:table-cell>
          <table:table-cell office:value-type="float" office:value="0.272736754823772" calcext:value-type="float">
            <text:p>0.272736754823772</text:p>
          </table:table-cell>
          <table:table-cell office:value-type="float" office:value="98.74361714214" calcext:value-type="float">
            <text:p>98.74361714214</text:p>
          </table:table-cell>
          <table:table-cell office:value-type="float" office:value="191.70352396" calcext:value-type="float">
            <text:p>191.70352396</text:p>
          </table:table-cell>
          <table:table-cell office:value-type="float" office:value="1.1505643" calcext:value-type="float">
            <text:p>1.1505643</text:p>
          </table:table-cell>
          <table:table-cell office:value-type="float" office:value="98.48177798264" calcext:value-type="float">
            <text:p>98.48177798264</text:p>
          </table:table-cell>
          <table:table-cell office:value-type="float" office:value="99.45391944564" calcext:value-type="float">
            <text:p>99.453919445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6.30685319344" calcext:value-type="float">
            <text:p>66.30685319344</text:p>
          </table:table-cell>
          <table:table-cell office:value-type="float" office:value="0.230072916977184" calcext:value-type="float">
            <text:p>0.230072916977184</text:p>
          </table:table-cell>
          <table:table-cell office:value-type="float" office:value="66.37216094564" calcext:value-type="float">
            <text:p>66.37216094564</text:p>
          </table:table-cell>
          <table:table-cell office:value-type="float" office:value="190.97003986" calcext:value-type="float">
            <text:p>190.97003986</text:p>
          </table:table-cell>
          <table:table-cell office:value-type="float" office:value="1.1432127" calcext:value-type="float">
            <text:p>1.1432127</text:p>
          </table:table-cell>
          <table:table-cell office:value-type="float" office:value="65.92746101264" calcext:value-type="float">
            <text:p>65.92746101264</text:p>
          </table:table-cell>
          <table:table-cell office:value-type="float" office:value="66.55850576964" calcext:value-type="float">
            <text:p>66.558505769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.22563636184" calcext:value-type="float">
            <text:p>36.22563636184</text:p>
          </table:table-cell>
          <table:table-cell office:value-type="float" office:value="0.119188024487263" calcext:value-type="float">
            <text:p>0.119188024487263</text:p>
          </table:table-cell>
          <table:table-cell office:value-type="float" office:value="36.21932934714" calcext:value-type="float">
            <text:p>36.21932934714</text:p>
          </table:table-cell>
          <table:table-cell office:value-type="float" office:value="203.51008686" calcext:value-type="float">
            <text:p>203.51008686</text:p>
          </table:table-cell>
          <table:table-cell office:value-type="float" office:value="1.1417972" calcext:value-type="float">
            <text:p>1.1417972</text:p>
          </table:table-cell>
          <table:table-cell office:value-type="float" office:value="36.09275769264" calcext:value-type="float">
            <text:p>36.09275769264</text:p>
          </table:table-cell>
          <table:table-cell office:value-type="float" office:value="36.44568792964" calcext:value-type="float">
            <text:p>36.445687929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.26449094534" calcext:value-type="float">
            <text:p>30.26449094534</text:p>
          </table:table-cell>
          <table:table-cell office:value-type="float" office:value="0.0937415703530024" calcext:value-type="float">
            <text:p>0.093741570353002</text:p>
          </table:table-cell>
          <table:table-cell office:value-type="float" office:value="30.24468333914" calcext:value-type="float">
            <text:p>30.24468333914</text:p>
          </table:table-cell>
          <table:table-cell office:value-type="float" office:value="336.88896966" calcext:value-type="float">
            <text:p>336.88896966</text:p>
          </table:table-cell>
          <table:table-cell office:value-type="float" office:value="1.162305" calcext:value-type="float">
            <text:p>1.162305</text:p>
          </table:table-cell>
          <table:table-cell office:value-type="float" office:value="30.10365838464" calcext:value-type="float">
            <text:p>30.10365838464</text:p>
          </table:table-cell>
          <table:table-cell office:value-type="float" office:value="30.47267896164" calcext:value-type="float">
            <text:p>30.4726789616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.95699636464" calcext:value-type="float">
            <text:p>30.95699636464</text:p>
          </table:table-cell>
          <table:table-cell office:value-type="float" office:value="0.0413461752967743" calcext:value-type="float">
            <text:p>0.041346175296774</text:p>
          </table:table-cell>
          <table:table-cell office:value-type="float" office:value="30.94819548314" calcext:value-type="float">
            <text:p>30.94819548314</text:p>
          </table:table-cell>
          <table:table-cell office:value-type="float" office:value="466.92327156" calcext:value-type="float">
            <text:p>466.92327156</text:p>
          </table:table-cell>
          <table:table-cell office:value-type="float" office:value="1.1575195" calcext:value-type="float">
            <text:p>1.1575195</text:p>
          </table:table-cell>
          <table:table-cell office:value-type="float" office:value="30.89611944964" calcext:value-type="float">
            <text:p>30.89611944964</text:p>
          </table:table-cell>
          <table:table-cell office:value-type="float" office:value="31.01711229364" calcext:value-type="float">
            <text:p>31.0171122936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.55053663954" calcext:value-type="float">
            <text:p>31.55053663954</text:p>
          </table:table-cell>
          <table:table-cell office:value-type="float" office:value="0.0790262609135471" calcext:value-type="float">
            <text:p>0.079026260913547</text:p>
          </table:table-cell>
          <table:table-cell office:value-type="float" office:value="31.57548284414" calcext:value-type="float">
            <text:p>31.57548284414</text:p>
          </table:table-cell>
          <table:table-cell office:value-type="float" office:value="688.90808166" calcext:value-type="float">
            <text:p>688.90808166</text:p>
          </table:table-cell>
          <table:table-cell office:value-type="float" office:value="1.1849802" calcext:value-type="float">
            <text:p>1.1849802</text:p>
          </table:table-cell>
          <table:table-cell office:value-type="float" office:value="31.44551290664" calcext:value-type="float">
            <text:p>31.44551290664</text:p>
          </table:table-cell>
          <table:table-cell office:value-type="float" office:value="31.65827477464" calcext:value-type="float">
            <text:p>31.658274774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2">00/00/0000</text:date>, <text:time style:data-style-name="N2" text:time-value="13:53:53.2687581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2-02T13:54:09.206968042</dc:date>
    <dc:creator>Philipp David</dc:creator>
    <meta:editing-duration>PT14M31S</meta:editing-duration>
    <meta:editing-cycles>3</meta:editing-cycles>
    <meta:generator>LibreOffice/7.1.3.2$Linux_X86_64 LibreOffice_project/10$Build-2</meta:generator>
    <meta:document-statistic meta:table-count="1" meta:cell-count="64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25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interval-major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401cm" svg:height="17.959cm" xlink:href=".." xlink:type="simple" chart:class="chart:scatter" chart:style-name="ch1">
        <chart:title svg:x="10.897cm" svg:y="0.495cm" chart:style-name="ch2">
          <text:p>Vegleich Threads</text:p>
        </chart:title>
        <chart:subtitle svg:x="10.129cm" svg:y="1.633cm" chart:style-name="ch3">
          <text:p>partdiff_blatt3_threaded - gcc</text:p>
        </chart:subtitle>
        <chart:plot-area chart:style-name="ch4" table:cell-range-address="bench.A2:bench.B8 bench.B1:bench.B1" chart:data-source-has-labels="row" svg:x="1.519cm" svg:y="2.675cm" svg:width="23.374cm" svg:height="13.944cm">
          <chart:coordinate-region svg:x="2.14cm" svg:y="2.875cm" svg:width="22.38cm" svg:height="13.097cm"/>
          <chart:axis chart:dimension="x" chart:name="primary-x" chart:style-name="ch5">
            <chart:title svg:x="12.553cm" svg:y="16.978cm" chart:style-name="ch6">
              <text:p>Threads</text:p>
            </chart:title>
          </chart:axis>
          <chart:axis chart:dimension="y" chart:name="primary-y" chart:style-name="ch7">
            <chart:title svg:x="0.451cm" svg:y="10.26cm" chart:style-name="ch8">
              <text:p>Zeit in s</text:p>
            </chart:title>
            <chart:grid chart:style-name="ch9" chart:class="major"/>
          </chart:axis>
          <chart:series chart:style-name="ch10" chart:values-cell-range-address="bench.B2:bench.B8" chart:label-cell-address="bench.B1:bench.B1" chart:class="chart:scatter">
            <chart:domain table:cell-range-address="bench.A2:bench.A8"/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ean</text:p>
                <draw:g>
                  <svg:desc>bench.B1:bench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bench.A2:bench.A8</svg:desc>
                </draw:g>
              </table:table-cell>
              <table:table-cell office:value-type="float" office:value="195.63081596494">
                <text:p>195.63081596494</text:p>
                <draw:g>
                  <svg:desc>bench.B2:bench.B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8.81686943214">
                <text:p>98.816869432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6.30685319344">
                <text:p>66.306853193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36.22563636184">
                <text:p>36.225636361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30.26449094534">
                <text:p>30.264490945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30.95699636464">
                <text:p>30.956996364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31.55053663954">
                <text:p>31.550536639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3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interval-major="2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401cm" svg:height="17.959cm" xlink:href=".." xlink:type="simple" chart:class="chart:bar" chart:style-name="ch1">
        <chart:title svg:x="10.818cm" svg:y="0.495cm" chart:style-name="ch2">
          <text:p>Vergleich Threads</text:p>
        </chart:title>
        <chart:subtitle svg:x="10.129cm" svg:y="1.633cm" chart:style-name="ch3">
          <text:p>partdiff_blatt3_threaded - gcc</text:p>
        </chart:subtitle>
        <chart:plot-area chart:style-name="ch4" table:cell-range-address="bench.A1:bench.B8" chart:data-source-has-labels="both" svg:x="1.519cm" svg:y="2.675cm" svg:width="23.374cm" svg:height="13.944cm">
          <chart:coordinate-region svg:x="2.326cm" svg:y="2.874cm" svg:width="22.567cm" svg:height="13.098cm"/>
          <chart:axis chart:dimension="x" chart:name="primary-x" chart:style-name="ch5" chartooo:axis-type="auto">
            <chartooo:date-scale/>
            <chart:title svg:x="12.553cm" svg:y="16.978cm" chart:style-name="ch6">
              <text:p>Threads</text:p>
            </chart:title>
            <chart:categories table:cell-range-address="bench.A2:bench.A8"/>
          </chart:axis>
          <chart:axis chart:dimension="y" chart:name="primary-y" chart:style-name="ch7">
            <chart:title svg:x="0.451cm" svg:y="10.26cm" chart:style-name="ch8">
              <text:p>Zeit in s</text:p>
            </chart:title>
            <chart:grid chart:style-name="ch9" chart:class="major"/>
          </chart:axis>
          <chart:series chart:style-name="ch10" chart:values-cell-range-address="bench.B2:bench.B8" chart:label-cell-address="bench.B1:bench.B1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</text:p>
                <draw:g>
                  <svg:desc>bench.B1:bench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bench.A2:bench.A8</svg:desc>
                </draw:g>
              </table:table-cell>
              <table:table-cell office:value-type="float" office:value="195.63081596494">
                <text:p>195.63081596494</text:p>
                <draw:g>
                  <svg:desc>bench.B2:bench.B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98.81686943214">
                <text:p>98.8168694321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6.30685319344">
                <text:p>66.3068531934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6.22563636184">
                <text:p>36.2256363618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0.26449094534">
                <text:p>30.2644909453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0.95699636464">
                <text:p>30.9569963646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31.55053663954">
                <text:p>31.550536639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3.2$Linux_X86_64 LibreOffice_project/1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